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ab88" officeooo:paragraph-rsid="0004ab88"/>
    </style:style>
    <style:style style:name="P2" style:family="paragraph" style:parent-style-name="Standard">
      <style:text-properties officeooo:rsid="00064e46" officeooo:paragraph-rsid="00064e46"/>
    </style:style>
    <style:style style:name="P3" style:family="paragraph" style:parent-style-name="Standard">
      <style:text-properties officeooo:paragraph-rsid="00064e46"/>
    </style:style>
    <style:style style:name="T1" style:family="text">
      <style:text-properties officeooo:rsid="00064e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Boa Noite,</text:p>
      <text:p text:style-name="P1"/>
      <text:p text:style-name="P1">Gostaria de apresentar a solução desenvolvida para atendimento aos problemas de negócio da 5Gflix.</text:p>
      <text:p text:style-name="P1">Afim de facilitar o estudo de mercado de seus principais concorrentes,realizamos uma transformação nos dados fornecidos e desenvolvemos uma estrutura que nos possibilitasse uma agilidade tanto na transformação dos dados quanto na disponibilização dos mesmos para o time de B.I atuar.</text:p>
      <text:p text:style-name="P1"/>
      <text:p text:style-name="P1">Os dados estão disponibilizados no Google Bigquery, em formato parquet o que nós permite realizar todas as consultas e obter insights com a agilidade necessária , essa decisão foi tomada por se tratar de um banco de dados com um grande volume e que demanda alta disponibilidade e baixo tempo de resposta.</text:p>
      <text:p text:style-name="Standard"/>
      <text:p text:style-name="P2">Abaixo alguns insights que obtivemos durante nossas análises:</text:p>
      <text:p text:style-name="P3"/>
      <text:p text:style-name="P2">A amazon conta com um total de 39451 títulos em seu serviço de streaming e a netflix possuí um total de 17297.</text:p>
      <text:p text:style-name="P2">Dentre os filmes disponíveis na amazon somente 3,34% <text:s/>estão no catálogo da netflix.</text:p>
      <text:p text:style-name="P2">Em média os filmes da Amazon possuem uma avaliação melhor que os filmes da netflix :</text:p>
      <text:p text:style-name="P2">Amazon = 4,08</text:p>
      <text:p text:style-name="P2">Netflix = 2,06</text:p>
      <text:p text:style-name="P2"/>
      <text:p text:style-name="P3"><text:span text:style-name="T1">A netflix possuí um pico de lançamento de seus filmes em 2004 e a amazon possuí esse pico em 2015. Em anexo envio um arquivo com os filmes mais vem avaliados da amazon que não estão no catálogo da Netflix. Já os filmes com melhores avaliações na netflix (nota4 e 5) estão todos disponíveis no catálogo da amazon.</text:span></text:p>
      <text:p text:style-name="P3"/>
      <text:p text:style-name="P2">Qualquer dúvida estou a inteira disposição.</text:p>
      <text:p text:style-name="Standard"/>
      <text:p text:style-name="Standard"/>
      <text:p text:style-name="P2">Obrigado.</text:p>
      <text:p text:style-name="P2"/>
      <text:p text:style-name="P2">Guilherme Henrique San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31T19:34:53.925624472</meta:creation-date>
    <dc:date>2022-05-31T19:58:52.675982760</dc:date>
    <meta:editing-duration>PT18S</meta:editing-duration>
    <meta:editing-cycles>1</meta:editing-cycles>
    <meta:document-statistic meta:table-count="0" meta:image-count="0" meta:object-count="0" meta:page-count="1" meta:paragraph-count="14" meta:word-count="242" meta:character-count="1449" meta:non-whitespace-character-count="1220"/>
    <meta:generator>LibreOffice/7.3.3.2$Linux_X86_64 LibreOffice_project/30$Build-2</meta:generator>
  </office:meta>
</office:document-meta>
</file>